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48">
            <text:p>134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64">
            <text:p>166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239">
            <text:p>123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87">
            <text:p>168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224">
            <text:p>122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89">
            <text:p>168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222">
            <text:p>122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751">
            <text:p>175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84">
            <text:p>108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45">
            <text:p>164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917">
            <text:p>91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92">
            <text:p>89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89">
            <text:p>58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70">
            <text:p>57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148">
            <text:p>148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2:38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